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2cm" svg:stroke-color="#000000" draw:marker-start-width="0.326cm" draw:marker-end="Arrow" draw:marker-end-width="0.212cm" draw:fill="none" draw:textarea-vertical-align="middle" fo:padding-top="0.146cm" fo:padding-bottom="0.146cm" fo:padding-left="0.271cm" fo:padding-right="0.271cm" loext:decorative="false"/>
    </style:style>
    <style:style style:name="gr2" style:family="graphic" style:parent-style-name="objectwithoutfill">
      <style:graphic-properties svg:stroke-width="0.042cm" svg:stroke-color="#000000" draw:marker-start-width="0.328cm" draw:marker-end="Arrow" draw:marker-end-width="0.212cm" draw:fill="none" draw:textarea-vertical-align="middle" fo:padding-top="0.145cm" fo:padding-bottom="0.145cm" fo:padding-left="0.27cm" fo:padding-right="0.27cm" loext:decorative="false"/>
    </style:style>
    <style:style style:name="gr3" style:family="graphic" style:parent-style-name="objectwithoutfill">
      <style:graphic-properties svg:stroke-width="0.028cm" svg:stroke-color="#000000" draw:marker-start-width="0.285cm" draw:marker-end="Arrow" draw:marker-end-width="0.232cm" draw:fill="none" draw:textarea-vertical-align="middle" fo:padding-top="0.138cm" fo:padding-bottom="0.138cm" fo:padding-left="0.263cm" fo:padding-right="0.263cm" loext:decorative="false"/>
    </style:style>
    <style:style style:name="gr4" style:family="graphic" style:parent-style-name="objectwithoutfill">
      <style:graphic-properties svg:stroke-width="0.042cm" svg:stroke-color="#000000" draw:marker-start-width="0.328cm" draw:marker-end="Arrow" draw:marker-end-width="0.212cm" draw:fill="none" draw:textarea-vertical-align="middle" fo:padding-top="0.146cm" fo:padding-bottom="0.146cm" fo:padding-left="0.271cm" fo:padding-right="0.271cm" loext:decorative="false"/>
    </style:style>
    <style:style style:name="gr5" style:family="graphic" style:parent-style-name="objectwithoutfill">
      <style:graphic-properties svg:stroke-width="0.035cm" svg:stroke-color="#000000" draw:marker-start-width="0.306cm" draw:marker-end="Arrow" draw:marker-end-width="0.21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25cm" fo:min-width="1.91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23cm" fo:min-width="2.72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42cm" svg:stroke-color="#000000" draw:marker-start-width="0.328cm" draw:marker-end-width="0.328cm" draw:fill="none" draw:textarea-vertical-align="middle" fo:padding-top="0.145cm" fo:padding-bottom="0.145cm" fo:padding-left="0.27cm" fo:padding-right="0.27cm" loext:decorative="false"/>
    </style:style>
    <style:style style:name="gr9" style:family="graphic" style:parent-style-name="objectwithoutfill">
      <style:graphic-properties svg:stroke-width="0.035cm" svg:stroke-color="#000000" draw:marker-start-width="0.306cm" draw:marker-end-width="0.306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02cm" fo:min-width="1.4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3465a4" draw:fill="solid" draw:fill-color="#4c8080" draw:textarea-horizontal-align="justify" draw:textarea-vertical-align="middle" draw:auto-grow-height="false" fo:min-height="1.661cm" fo:min-width="2.46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3465a4" draw:fill="solid" draw:fill-color="#e64c33" draw:textarea-horizontal-align="justify" draw:textarea-vertical-align="middle" draw:auto-grow-height="false" fo:min-height="1.661cm" fo:min-width="2.46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3465a4" draw:fill="solid" draw:fill-color="#003366" draw:textarea-horizontal-align="justify" draw:textarea-vertical-align="middle" draw:auto-grow-height="false" fo:min-height="1.661cm" fo:min-width="2.46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999999" draw:textarea-horizontal-align="justify" draw:textarea-vertical-align="middle" draw:auto-grow-height="false" fo:min-height="1.661cm" fo:min-width="2.469cm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loext:opacity="100%"/>
    </style:style>
    <style:style style:name="P3" style:family="paragraph">
      <style:paragraph-properties fo:text-align="center"/>
      <style:text-properties style:use-window-font-color="true" loext:opacity="0%" fo:font-size="14pt" fo:font-weight="normal" style:font-size-asian="14pt" style:font-size-complex="14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14pt" fo:font-weight="normal" style:font-size-asian="14pt" style:font-size-complex="14pt"/>
    </style:style>
    <style:style style:name="P5" style:family="paragraph">
      <style:paragraph-properties fo:line-height="115%" fo:text-align="center" loext:tab-stop-distance="0cm">
        <style:tab-stops/>
      </style:paragraph-properties>
      <style:text-properties style:use-window-font-color="true" loext:opacity="0%" fo:font-size="14pt" fo:font-weight="normal" style:font-size-asian="14pt" style:font-size-complex="14pt"/>
    </style:style>
    <style:style style:name="P6" style:family="paragraph">
      <loext:graphic-properties draw:fill="solid" draw:fill-color="#ffffff"/>
      <style:paragraph-properties fo:line-height="115%" fo:text-align="center" loext:tab-stop-distance="0cm" style:writing-mode="lr-tb">
        <style:tab-stops/>
      </style:paragraph-properties>
      <style:text-properties style:use-window-font-color="true" loext:opacity="0%" fo:font-size="14pt" fo:font-weight="normal" style:font-size-asian="14pt" style:font-size-complex="14pt"/>
    </style:style>
    <style:style style:name="P7" style:family="paragraph">
      <style:paragraph-properties fo:line-height="115%" fo:text-align="center"/>
      <style:text-properties style:use-window-font-color="true" loext:opacity="0%" fo:font-size="14pt" fo:font-weight="normal" style:font-size-asian="14pt" style:font-size-complex="14pt"/>
    </style:style>
    <style:style style:name="P8" style:family="paragraph">
      <loext:graphic-properties draw:fill="solid" draw:fill-color="#ffffff"/>
      <style:paragraph-properties fo:line-height="115%" fo:text-align="center" style:writing-mode="lr-tb"/>
      <style:text-properties style:use-window-font-color="true" loext:opacity="0%" fo:font-size="14pt" fo:font-weight="normal" style:font-size-asian="14pt" style:font-size-complex="14pt"/>
    </style:style>
    <style:style style:name="P9" style:family="paragraph">
      <style:paragraph-properties fo:text-align="center"/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solid" draw:fill-color="#4c8080"/>
      <style:paragraph-properties fo:text-align="center" style:writing-mode="lr-tb"/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e64c33"/>
      <style:paragraph-properties fo:text-align="center" style:writing-mode="lr-tb"/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003366"/>
      <style:paragraph-properties fo:text-align="center" style:writing-mode="lr-tb"/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999999"/>
      <style:paragraph-properties fo:text-align="center" style:writing-mode="lr-tb"/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use-window-font-color="true" loext:opacity="0%" fo:font-size="14pt" fo:font-weight="normal" style:font-size-asian="14pt" style:font-size-complex="14pt"/>
    </style:style>
    <style:style style:name="T2" style:family="text"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3.351cm" svg:y1="3.881cm" svg:x2="3.351cm" svg:y2="6.703cm">
          <text:p/>
        </draw:line>
        <draw:line draw:style-name="gr2" draw:text-style-name="P1" draw:layer="layout" svg:x1="3.351cm" svg:y1="9.525cm" svg:x2="3.351cm" svg:y2="12.347cm">
          <text:p/>
        </draw:line>
        <draw:line draw:style-name="gr3" draw:text-style-name="P1" draw:layer="layout" svg:x1="5.292cm" svg:y1="9.525cm" svg:x2="8.291cm" svg:y2="12.524cm">
          <text:p/>
        </draw:line>
        <draw:line draw:style-name="gr4" draw:text-style-name="P2" draw:layer="layout" svg:x1="5.292cm" svg:y1="13.758cm" svg:x2="8.467cm" svg:y2="13.758cm">
          <text:p/>
        </draw:line>
        <draw:line draw:style-name="gr5" draw:text-style-name="P2" draw:layer="layout" svg:x1="12.347cm" svg:y1="13.758cm" svg:x2="15.522cm" svg:y2="13.758cm">
          <text:p/>
        </draw:line>
        <draw:line draw:style-name="gr5" draw:text-style-name="P1" draw:layer="layout" svg:x1="19.403cm" svg:y1="13.758cm" svg:x2="22.578cm" svg:y2="13.758cm">
          <text:p/>
        </draw:line>
        <draw:custom-shape draw:style-name="gr6" draw:text-style-name="P4" draw:layer="layout" svg:width="2.419cm" svg:height="0.975cm" svg:x="2.144cm" svg:y="4.591cm">
          <text:p text:style-name="P3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226cm" svg:height="1.473cm" svg:x="1.756cm" svg:y="10.089cm">
          <text:p text:style-name="P5"><text:span text:style-name="T1">filter, convert</text:span></text:p>
          <text:p text:style-name="P5"><text:span text:style-name="T1">produce cs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4.518cm" svg:y1="16.227cm" svg:x2="24.518cm" svg:y2="15.169cm">
          <text:p/>
        </draw:line>
        <draw:line draw:style-name="gr8" draw:text-style-name="P1" draw:layer="layout" svg:x1="3.351cm" svg:y1="15.169cm" svg:x2="3.351cm" svg:y2="16.227cm">
          <text:p/>
        </draw:line>
        <draw:line draw:style-name="gr9" draw:text-style-name="P1" draw:layer="layout" svg:x1="3.33cm" svg:y1="16.228cm" svg:x2="24.539cm" svg:y2="16.228cm">
          <text:p/>
        </draw:line>
        <draw:custom-shape draw:style-name="gr10" draw:text-style-name="P8" draw:layer="layout" svg:width="1.93cm" svg:height="1.27cm" svg:x="19.929cm" svg:y="13.14cm">
          <text:p text:style-name="P7"><text:span text:style-name="T1">round,</text:span></text:p>
          <text:p text:style-name="P7"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3cm" svg:height="1.27cm" svg:x="19.929cm" svg:y="15.585cm">
          <text:p text:style-name="P7"><text:span text:style-name="T1">round,</text:span></text:p>
          <text:p text:style-name="P7"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175cm" svg:height="2.117cm" svg:x="1.764cm" svg:y="1.411cm">
          <text:p text:style-name="P9"><text:span text:style-name="T2">boot/initial/</text:span></text:p>
          <text:p text:style-name="P9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175cm" svg:height="2.117cm" svg:x="1.764cm" svg:y="7.056cm">
          <text:p text:style-name="P9"><text:span text:style-name="T2">boot/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175cm" svg:height="2.117cm" svg:x="1.764cm" svg:y="12.7cm">
          <text:p text:style-name="P9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3.175cm" svg:height="2.117cm" svg:x="8.819cm" svg:y="12.7cm">
          <text:p text:style-name="P9"><text:span text:style-name="T2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3.175cm" svg:height="2.117cm" svg:x="15.875cm" svg:y="12.7cm">
          <text:p text:style-name="P9"><text:span text:style-name="T2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3.175cm" svg:height="2.117cm" svg:x="22.931cm" svg:y="12.7cm">
          <text:p text:style-name="P9"><text:span text:style-name="T2">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0T14:37:06.870631995</meta:creation-date>
    <dc:date>2025-04-18T17:26:41.138635700</dc:date>
    <meta:editing-duration>PT3H48M16S</meta:editing-duration>
    <meta:editing-cycles>40</meta:editing-cycles>
    <meta:generator>LibreOffice/24.2.7.2$Linux_X86_64 LibreOffice_project/420$Build-2</meta:generator>
    <meta:document-statistic meta:object-count="42"/>
  </office:meta>
</office:document-meta>
</file>